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6cm" fo:margin-left="0cm" fo:margin-right="-0.004cm" table:align="margins"/>
    </style:style>
    <style:style style:name="Tableau1.A" style:family="table-column">
      <style:table-column-properties style:column-width="11.954cm" style:rel-column-width="6777*"/>
    </style:style>
    <style:style style:name="Tableau1.B" style:family="table-column">
      <style:table-column-properties style:column-width="5.052cm" style:rel-column-width="2864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006cm" fo:margin-left="0cm" fo:margin-right="-0.004cm" table:align="margins"/>
    </style:style>
    <style:style style:name="Tableau2.A" style:family="table-column">
      <style:table-column-properties style:column-width="11.931cm" style:rel-column-width="6764*"/>
    </style:style>
    <style:style style:name="Tableau2.B" style:family="table-column">
      <style:table-column-properties style:column-width="5.075cm" style:rel-column-width="2877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fo:color="#000000" style:font-name="Arial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3" style:family="paragraph" style:parent-style-name="Standard"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1pt" style:text-underline-style="none" fo:font-weight="bold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fo:font-style="italic" fo:font-weight="bold" style:font-name-asian="Arial2" style:font-size-asian="11pt" style:font-style-asian="italic" style:font-weight-asian="bold" style:font-name-complex="Arial2" style:font-size-complex="11pt" style:font-style-complex="italic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color="#000000" style:font-name="Arial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font-name="Arial" fo:font-size="11pt" style:font-size-asian="11pt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style:use-window-font-color="true" style:font-name="Arial" fo:font-size="11pt" style:font-size-asian="11pt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1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color="#000000" style:font-name="Gill Sans MT_CCJU" fo:font-size="11pt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fo:color="#000000" style:font-name="Gill Sans MT_CCJU" fo:font-size="11pt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color="#000000" style:font-name="Gill Sans MT_CCJU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7" style:family="paragraph" style:parent-style-name="Standard" style:list-style-name="L1">
      <style:paragraph-properties fo:margin-left="0cm" fo:margin-right="0cm" fo:text-align="start" style:justify-single-word="false" fo:text-indent="0cm" style:auto-text-indent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8" style:family="paragraph" style:parent-style-name="Standard" style:list-style-name="L2">
      <style:paragraph-properties fo:text-align="start" style:justify-single-word="false" fo:background-color="#ffffff">
        <style:tab-stops/>
        <style:background-image/>
      </style:paragraph-properties>
      <style:text-properties fo:color="#000000" style:font-name="Arial" fo:font-size="11pt" style:font-size-asian="11pt" style:font-size-complex="11pt"/>
    </style:style>
    <style:style style:name="P19" style:family="paragraph" style:parent-style-name="Table_20_Contents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Gill Sans MT_CCJU"/>
    </style:style>
    <style:style style:name="T4" style:family="text">
      <style:text-properties style:text-position="0% 100%" style:font-name="Gill Sans MT_CCJU" fo:font-size="16pt" style:font-size-asian="16pt" style:font-size-complex="16pt"/>
    </style:style>
    <style:style style:name="T5" style:family="text">
      <style:text-properties fo:font-weight="normal" style:font-name-asian="Courier New" style:font-weight-asian="normal" style:font-name-complex="Courier New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font-name="Gill Sans MT_CCJU" fo:font-size="16pt" style:font-size-asian="16pt" style:font-size-complex="16pt"/>
    </style:style>
    <text:list-style style:name="L1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%#include enTetesDecision#%</text:p>
      <text:p text:style-name="P1"/>
      <text:p text:style-name="P3"/>
      <text:p text:style-name="P3"/>
      <text:p text:style-name="P4">%=LETTRE_CONCERNE=%</text:p>
      <text:p text:style-name="P6"/>
      <text:p text:style-name="P1"/>
      <text:p text:style-name="P2">%=titreTiers=%</text:p>
      <text:p text:style-name="P2"/>
      <text:p text:style-name="P2">%=LETTRE_PARA1=%<text:span text:style-name="T1">%=LETTRE_PARA1_EXPOSANT1=%</text:span> %=LETTRE_PARA1_SUITE1=%</text:p>
      <text:p text:style-name="P2"/>
      <text:p text:style-name="P8">%=LETTRE_PARA2=%<text:span text:style-name="T1">%=LETTRE_PARA2_EXPOSANT1=%</text:span> %=LETTRE_PARA2_SUITE1=%<text:span text:style-name="T1">%=LETTRE_PARA2_EXPOSANT2=%</text:span> %=LETTRE_PARA2_SUITE2=%</text:p>
      <text:p text:style-name="P2"/>
      <text:p text:style-name="P7">%=LETTRE_PARA3=%<text:span text:style-name="T1">%=LETTRE_PARA3_EXPOSANT1=%</text:span> %=LETTRE_PARA3_SUITE1=%</text:p>
      <text:list xml:id="list877227851267429647" text:style-name="L1">
        <text:list-item>
          <text:p text:style-name="P17">%=remLineWhenBlank(LETTRE_PUCE1_A)=%</text:p>
        </text:list-item>
        <text:list-item>
          <text:p text:style-name="P17">%=remLineWhenBlank(LETTRE_PUCE1_B)=%</text:p>
        </text:list-item>
        <text:list-item>
          <text:p text:style-name="P17">%=remLineWhenBlank(LETTRE_PUCE1_C)=%</text:p>
        </text:list-item>
        <text:list-item>
          <text:p text:style-name="P17">%=remLineWhenBlank(LETTRE_PUCE1_D)=%</text:p>
        </text:list-item>
      </text:list>
      <text:p text:style-name="P9"/>
      <text:p text:style-name="P2">%=LETTRE_PARA4=%</text:p>
      <text:list xml:id="list7782476160261447211" text:style-name="L2">
        <text:list-item>
          <text:p text:style-name="P18">%=remLineWhenBlank(LETTRE_PUCE2_A)=%</text:p>
        </text:list-item>
        <text:list-item>
          <text:p text:style-name="P18">%=remLineWhenBlank(LETTRE_PUCE2_B)=%</text:p>
        </text:list-item>
        <text:list-item>
          <text:p text:style-name="P18">%=remLineWhenBlank(LETTRE_PUCE2_C)=%</text:p>
        </text:list-item>
        <text:list-item>
          <text:p text:style-name="P18">%=remLineWhenBlank(LETTRE_PUCE2_D)=%</text:p>
        </text:list-item>
      </text:list>
      <text:p text:style-name="P10"/>
      <text:p text:style-name="P7"><text:span text:style-name="T2">%=remLineWhenBlank(LETTRE_PARA5,1)=%</text:span><text:span text:style-name="T1">%=LETTRE_PARA5_EXPOSANT1=%</text:span><text:span text:style-name="T2"> %=LETTRE_PARA5_SUITE1=%</text:span></text:p>
      <text:p text:style-name="P10"/>
      <text:p text:style-name="P2">%=<text:span text:style-name="T5">remLineWhenBlank(</text:span>LETTRE_PARA6,1)=%<text:span text:style-name="T7">%=LETTRE_PARA6_BOX=%</text:span><text:span text:style-name="T3">%=LETTRE_PARA6_SUITE1=%</text:span><text:span text:style-name="T4">%=LETTRE_PARA6_BOX=%</text:span></text:p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5">%=remLineWhenBlank(LETTRE_PARA7,1)=%</text:p>
          </table:table-cell>
          <table:table-cell table:style-name="Tableau1.A1" office:value-type="string">
            <text:p text:style-name="P14"><text:span text:style-name="T2">%=remLineWhenBlank(LETTRE_PARA7_SUITE1,1)=%</text:span></text:p>
          </table:table-cell>
        </table:table-row>
      </table:table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5">%=remLineWhenBlank(LETTRE_PARA8,1)=%</text:p>
          </table:table-cell>
          <table:table-cell table:style-name="Tableau2.A1" office:value-type="string">
            <text:p text:style-name="P14"><text:span text:style-name="T2">%=remLineWhenBlank(LETTRE_PARA8_SUITE1,1)=%</text:span></text:p>
          </table:table-cell>
        </table:table-row>
      </table:table>
      <text:p text:style-name="P2"/>
      <text:p text:style-name="P13">%=remLineWhenBlank(LETTRE_PARA9,1)=%</text:p>
      <text:p text:style-name="P13"/>
      <text:p text:style-name="P13">%=remLineWhenBlank(LETTRE_PARA10,1)=%</text:p>
      <text:p text:style-name="P13"/>
      <text:p text:style-name="P13">%=remLineWhenBlank(LETTRE_PARA11,1)=%</text:p>
      <text:p text:style-name="P13"/>
      <text:p text:style-name="P11">%#include <text:s/>signatures/standard#%</text:p>
      <text:p text:style-name="P11"/>
      <text:p text:style-name="P11">%=pushToEnd()=%</text:p>
      <text:p text:style-name="P12"><text:span text:style-name="T6">%=TEXTE_ANNEXES=%</text:span> %=POINTS=% %=VALEUR_ANNEXES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/>
    <style:font-face style:name="Tahoma1" svg:font-family="Tahoma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Gill Sans MT_CCJU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42cm" fo:margin-left="2.499cm" fo:margin-right="1.499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08-11-17T13:19:05</meta:creation-date>
    <dc:date>2022-05-06T12:35:23.76</dc:date>
    <meta:print-date>2008-11-18T12:45:06</meta:print-date>
    <meta:editing-cycles>271</meta:editing-cycles>
    <meta:editing-duration>PT18H20M3S</meta:editing-duration>
    <meta:document-statistic meta:table-count="2" meta:image-count="0" meta:object-count="0" meta:page-count="1" meta:paragraph-count="27" meta:word-count="44" meta:character-count="1167"/>
    <meta:user-defined meta:name="Info 1"/>
    <meta:user-defined meta:name="Info 2"/>
    <meta:user-defined meta:name="Info 3"/>
    <meta:user-defined meta:name="Info 4"/>
  </office:meta>
</office:document-meta>
</file>